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Text_20_body">
      <style:paragraph-properties fo:margin-left="0cm" fo:margin-right="0cm" fo:orphans="2" fo:widows="2" fo:text-indent="0cm" style:auto-text-indent="false"/>
      <style:text-properties fo:font-variant="normal" fo:text-transform="none" fo:color="#202122" loext:opacity="100%" style:font-name="sans-serif" fo:font-size="10.5pt" fo:letter-spacing="normal" fo:font-style="normal" fo:font-weight="bold" officeooo:paragraph-rsid="0016b44f" style:font-weight-asian="bold" style:font-weight-complex="bold"/>
    </style:style>
    <style:style style:name="T1" style:family="text">
      <style:text-properties officeooo:rsid="0017b74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ediaWiki es software libre que funciona en el servidor y está licenciado bajo la Licencia Pública General de GNU (GPL). Está diseñado para funcionar en una enorme granja de servidores para un sitio web que recibe millones de visitas al día.</text:p>
      <text:p text:style-name="P1">Probablemente conoces Wikipedia, la enciclopedia libre. MediaWiki es el software sobre el que está funcionando Wikipedia. MediaWiki <text:span text:style-name="T1">es el software en el cual</text:span> Wikipedia <text:span text:style-name="T1">esta creado</text:span>.</text:p>
      <text:p text:style-name="P1">MediaWiki es una implementación de wiki extremadamente potente, escalable y con multitud de características que utiliza PHP para procesar y mostrar los datos almacenados en una base de datos, tal como MySQL.</text:p>
      <text:p text:style-name="P1">Las páginas usan el formato wikitexto de MediaWiki, de forma que los usuarios que no tienen conocimientos de HTML o CSS puedan editarlas fácilment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s" fo:country="E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2-19T12:54:18.254000000</dc:date>
    <meta:editing-duration>PT3M30S</meta:editing-duration>
    <meta:editing-cycles>2</meta:editing-cycles>
    <meta:generator>LibreOffice/7.4.1.2$Windows_X86_64 LibreOffice_project/3c58a8f3a960df8bc8fd77b461821e42c061c5f0</meta:generator>
    <meta:document-statistic meta:table-count="0" meta:image-count="0" meta:object-count="0" meta:page-count="1" meta:paragraph-count="4" meta:word-count="123" meta:character-count="776" meta:non-whitespace-character-count="657"/>
  </office:meta>
</office:document-meta>
</file>